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7431" officeooo:paragraph-rsid="00167431"/>
    </style:style>
    <style:style style:name="P2" style:family="paragraph" style:parent-style-name="Standard" style:list-style-name="L1">
      <style:text-properties officeooo:rsid="00167431" officeooo:paragraph-rsid="00167431"/>
    </style:style>
    <style:style style:name="P3" style:family="paragraph" style:parent-style-name="Standard" style:list-style-name="L1">
      <style:text-properties officeooo:rsid="00167431" officeooo:paragraph-rsid="0017ff05"/>
    </style:style>
    <style:style style:name="P4" style:family="paragraph" style:parent-style-name="Standard" style:list-style-name="L1">
      <style:text-properties officeooo:paragraph-rsid="00167431"/>
    </style:style>
    <style:style style:name="P5" style:family="paragraph" style:parent-style-name="Standard" style:list-style-name="L2">
      <style:text-properties officeooo:paragraph-rsid="00167431"/>
    </style:style>
    <style:style style:name="P6" style:family="paragraph" style:parent-style-name="Standard">
      <style:text-properties officeooo:paragraph-rsid="0016743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6743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weight="normal" officeooo:rsid="0017ff05" officeooo:paragraph-rsid="0017ff0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67431" officeooo:paragraph-rsid="0017ff05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67431" officeooo:paragraph-rsid="00167431" style:font-weight-asian="bold" style:font-weight-complex="bold"/>
    </style:style>
    <style:style style:name="T1" style:family="text">
      <style:text-properties officeooo:rsid="001674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f05" style:font-weight-asian="bold" style:font-weight-complex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officeooo:rsid="0017ff05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7ff05" style:font-size-asian="12pt" style:font-size-complex="12pt"/>
    </style:style>
    <style:style style:name="T10" style:family="text">
      <style:text-properties fo:font-size="12pt" officeooo:rsid="0018c68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7ff05" style:font-size-asian="12pt" style:font-weight-asian="bold" style:font-size-complex="12pt" style:font-weight-complex="bold"/>
    </style:style>
    <style:style style:name="T13" style:family="text">
      <style:text-properties officeooo:rsid="0018c6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INSTALLATION</text:h>
      <text:p text:style-name="P1"/>
      <text:list xml:id="list1159764965512345777" text:style-name="L1">
        <text:list-item>
          <text:p text:style-name="P4"><text:span text:style-name="T1">For the correct execution of the application a Redis server is needed:</text:span></text:p>
          <text:p text:style-name="P4"/>
          <text:p text:style-name="P2"><text:a xlink:type="simple" xlink:href="https://www.digitalocean.com/community/tutorials/how-to-install-and-use-redis">https://www.digitalocean.com/community/tutorials/how-to-install-and-use-redis</text:a></text:p>
          <text:p text:style-name="P2"/>
        </text:list-item>
        <text:list-item>
          <text:p text:style-name="P4"><text:span text:style-name="T1">Unzip the folder that contains the Symfony 3 application.</text:span></text:p>
        </text:list-item>
      </text:list>
      <text:p text:style-name="P6"/>
      <text:list xml:id="list201753527467103" text:continue-numbering="true" text:style-name="L1">
        <text:list-item>
          <text:p text:style-name="P2">From application root execute <text:span text:style-name="T2">composer install </text:span>and enter <text:span text:style-name="T2">parameter.yml </text:span>data when <text:span text:style-name="T13">the installer</text:span> required <text:span text:style-name="T13">them</text:span>.<text:span text:style-name="T2"> (Redis host and port).</text:span></text:p>
          <text:p text:style-name="P4"/>
        </text:list-item>
        <text:list-item>
          <text:p text:style-name="P2">To load initial data into Redis server, the execution of this command is needed from the pro<text:span text:style-name="T13">j</text:span>ect root: <text:span text:style-name="T2">php bin/console app:load-initial-data</text:span></text:p>
        </text:list-item>
      </text:list>
      <text:p text:style-name="P1"/>
      <text:p text:style-name="P1"><text:span text:style-name="T2"><text:tab/>Users loaded in Redis and its corresponding passwords are:</text:span></text:p>
      <text:p text:style-name="P1"/>
      <text:p text:style-name="P1"><text:tab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0">Username</text:p>
          </table:table-cell>
          <table:table-cell table:style-name="Tabla1.B1" office:value-type="string">
            <text:p text:style-name="P10">Password</text:p>
          </table:table-cell>
        </table:table-row>
        <table:table-row>
          <table:table-cell table:style-name="Tabla1.A2" office:value-type="string">
            <text:p text:style-name="P7"><text:span text:style-name="T5">demogorgon</text:span></text:p>
          </table:table-cell>
          <table:table-cell table:style-name="Tabla1.B2" office:value-type="string">
            <text:p text:style-name="P7"><text:span text:style-name="T5">demogorgonpass</text:span></text:p>
          </table:table-cell>
        </table:table-row>
        <table:table-row>
          <table:table-cell table:style-name="Tabla1.A2" office:value-type="string">
            <text:p text:style-name="P7"><text:span text:style-name="T5">freddy</text:span></text:p>
          </table:table-cell>
          <table:table-cell table:style-name="Tabla1.B2" office:value-type="string">
            <text:p text:style-name="P7"><text:span text:style-name="T5">freddypass</text:span></text:p>
          </table:table-cell>
        </table:table-row>
        <table:table-row>
          <table:table-cell table:style-name="Tabla1.A2" office:value-type="string">
            <text:p text:style-name="P7"><text:span text:style-name="T5">whitewalker</text:span></text:p>
          </table:table-cell>
          <table:table-cell table:style-name="Tabla1.B2" office:value-type="string">
            <text:p text:style-name="P7"><text:span text:style-name="T5">whitewalkerpass</text:span></text:p>
          </table:table-cell>
        </table:table-row>
        <table:table-row>
          <table:table-cell table:style-name="Tabla1.A2" office:value-type="string">
            <text:p text:style-name="P7"><text:span text:style-name="T5">hannibal</text:span></text:p>
          </table:table-cell>
          <table:table-cell table:style-name="Tabla1.B2" office:value-type="string">
            <text:p text:style-name="P7"><text:span text:style-name="T5">hannibalpass</text:span></text:p>
          </table:table-cell>
        </table:table-row>
        <table:table-row>
          <table:table-cell table:style-name="Tabla1.A2" office:value-type="string">
            <text:p text:style-name="P7"><text:span text:style-name="T5">michaelmeyers</text:span></text:p>
          </table:table-cell>
          <table:table-cell table:style-name="Tabla1.B2" office:value-type="string">
            <text:p text:style-name="P7"><text:span text:style-name="T5">michaelmeyerspass</text:span></text:p>
          </table:table-cell>
        </table:table-row>
        <table:table-row>
          <table:table-cell table:style-name="Tabla1.A2" office:value-type="string">
            <text:p text:style-name="P7"><text:span text:style-name="T5">jason</text:span></text:p>
          </table:table-cell>
          <table:table-cell table:style-name="Tabla1.B2" office:value-type="string">
            <text:p text:style-name="P7"><text:span text:style-name="T5">jasonpass</text:span></text:p>
          </table:table-cell>
        </table:table-row>
        <table:table-row>
          <table:table-cell table:style-name="Tabla1.A2" office:value-type="string">
            <text:p text:style-name="P7"><text:span text:style-name="T5">leatherface</text:span></text:p>
          </table:table-cell>
          <table:table-cell table:style-name="Tabla1.B2" office:value-type="string">
            <text:p text:style-name="P7"><text:span text:style-name="T5">leatherfacepass</text:span></text:p>
          </table:table-cell>
        </table:table-row>
        <table:table-row>
          <table:table-cell table:style-name="Tabla1.A2" office:value-type="string">
            <text:p text:style-name="P7"><text:span text:style-name="T5">pennywise</text:span></text:p>
          </table:table-cell>
          <table:table-cell table:style-name="Tabla1.B2" office:value-type="string">
            <text:p text:style-name="P7"><text:span text:style-name="T5">pennywisepass</text:span></text:p>
          </table:table-cell>
        </table:table-row>
      </table:table>
      <text:p text:style-name="P1"/>
      <text:p text:style-name="P6"><text:span text:style-name="T4"/></text:p>
      <text:p text:style-name="P1"><text:tab/></text:p>
      <text:list xml:id="list201753457496629" text:continue-numbering="true" text:style-name="L1">
        <text:list-item>
          <text:p text:style-name="P3"><text:span text:style-name="T6">From application root, run server: </text:span><text:s/><text:span text:style-name="T3">php bin/console server:run</text:span></text:p>
        </text:list-item>
      </text:list>
      <text:list xml:id="list5606904098390550886" text:style-name="L2">
        <text:list-header>
          <text:p text:style-name="P5"/>
        </text:list-header>
      </text:list>
      <text:list xml:id="list201753700454337" text:continue-list="list201753457496629" text:style-name="L1">
        <text:list-item>
          <text:p text:style-name="P8">Test main exer<text:span text:style-name="T13">c</text:span>i<text:span text:style-name="T13">s</text:span>e with this route and change the parameters in order to see all cases: <text:a xlink:type="simple" xlink:href="http://127.0.0.1:8000/check-login?username=demogorgon&amp;pass=demogorgonpass"><text:span text:style-name="T11">http://127.0.0.1:8000/check-login?username=demogorgon&amp;pass=demogorgonpass</text:span></text:a></text:p>
        </text:list-item>
      </text:list>
      <text:p text:style-name="P1"/>
      <text:list xml:id="list201752189440396" text:continue-numbering="true" text:style-name="L1">
        <text:list-item>
          <text:p text:style-name="P9"><text:span text:style-name="T9">From application root, execute test</text:span><text:span text:style-name="T10">s</text:span><text:span text:style-name="T9"> with this command: </text:span><text:span text:style-name="T12">./vendor/bin/simple-phpunit </text:span><text:span text:style-name="T9">4 test</text:span><text:span text:style-name="T10">s</text:span><text:span text:style-name="T9"> are </text:span><text:span text:style-name="T10">in</text:span><text:span text:style-name="T9"> red because of </text:span><text:span text:style-name="T10">the </text:span><text:span text:style-name="T9">bonus exercice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9:52:26.537278301</meta:creation-date>
    <dc:date>2018-01-28T20:17:51.513915678</dc:date>
    <meta:editing-duration>PT9M54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41" meta:character-count="1113" meta:non-whitespace-character-count="1003"/>
  </office:meta>
</office:document-meta>
</file>